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83in"/>
    </style:style>
    <style:style style:name="co2" style:family="table-column">
      <style:table-column-properties fo:break-before="auto" style:column-width="0.4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hrystone" table:style-name="ta1">
        <table:shapes>
          <draw:frame draw:z-index="0" draw:style-name="gr1" draw:text-style-name="P1" svg:width="6.2988in" svg:height="3.5429in" svg:x="4.0244in" svg:y="1.0535in">
            <draw:object draw:notify-on-update-of-ranges="dhrystone.A3:dhrystone.A9 dhrystone.B3:dhrystone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tal instructions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ger computation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branching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memory access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mul and di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s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loating point operation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l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uipc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w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lli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ll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w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bw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xt.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t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geu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ge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g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e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nez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eq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bu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h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lw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v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v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sr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sr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scs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mv.w.x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1T18:27:50.018714312</dc:date>
    <meta:editing-duration>PT31S</meta:editing-duration>
    <meta:editing-cycles>1</meta:editing-cycles>
    <meta:document-statistic meta:table-count="1" meta:cell-count="140" meta:object-count="1"/>
    <meta:generator>LibreOffice/7.1.1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1.038cm" svg:y="2.707cm" style:legend-expansion="high" chart:style-name="ch2"/>
        <chart:plot-area chart:style-name="ch3" table:cell-range-address="dhrystone.A3:dhrystone.B9" chart:data-source-has-labels="column" svg:x="0.32cm" svg:y="0.18cm" svg:width="10.398cm" svg:height="8.64cm">
          <chart:coordinate-region svg:x="1.199cm" svg:y="0.181cm" svg:width="8.639cm" svg:height="8.639cm"/>
          <chart:axis chart:dimension="x" chart:name="primary-x" chart:style-name="ch4" chartooo:axis-type="auto">
            <chartooo:date-scale/>
            <chart:categories table:cell-range-address="dhrystone.A3:dhrystone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hrystone.B3:dhrystone.B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nteger computation</text:p>
                <draw:g>
                  <svg:desc>dhrystone.A3:dhrystone.A9</svg:desc>
                </draw:g>
              </table:table-cell>
              <table:table-cell office:value-type="float" office:value="735">
                <text:p>735</text:p>
                <draw:g>
                  <svg:desc>dhrystone.B3:dhrystone.B9</svg:desc>
                </draw:g>
              </table:table-cell>
            </table:table-row>
            <table:table-row>
              <table:table-cell office:value-type="string">
                <text:p>branching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memory access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mul and di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sr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floating point operation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isc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